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тображение отдельно взятого класса (tut1.cpp)</text:h>
      <text:p text:style-name="Text_20_body">Описать структуру соответствующей таблицы в XML. </text:p>
      <text:p text:style-name="Preformatted_20_Text">&lt;schema&gt;</text:p>
      <text:p text:style-name="Preformatted_20_Text">    &lt;table name="client" sequence="seq_client" class="Client"&gt;</text:p>
      <text:p text:style-name="Preformatted_20_Text">        &lt;column name="id" type="longint"&gt;</text:p>
      <text:p text:style-name="Preformatted_20_Text">            &lt;primary-key /&gt;</text:p>
      <text:p text:style-name="Preformatted_20_Text">        &lt;/column&gt;</text:p>
      <text:p text:style-name="Preformatted_20_Text">        &lt;column name="dt" type="datetime" null="false" default="sysdate" /&gt;</text:p>
      <text:p text:style-name="Preformatted_20_Text">        &lt;column name="name" type="string" size="100" null="false" /&gt;</text:p>
      <text:p text:style-name="Preformatted_20_Text">        &lt;column name="email" type="string" size="100" null="false" /&gt;</text:p>
      <text:p text:style-name="Preformatted_20_Text">        &lt;column name="phone" type="string" size="50" null="true" /&gt;</text:p>
      <text:p text:style-name="Preformatted_20_Text">        &lt;column name="budget" type="decimal" /&gt;</text:p>
      <text:p text:style-name="Preformatted_20_Text">    &lt;/table&gt;</text:p>
      <text:p text:style-name="P1">&lt;/schema&gt;</text:p>
      <text:p text:style-name="Text_20_body">Далее, с помощью специальной утилиты сгенерировать C++ классы. Первый параметр — имя файла со схемой, второй — папка, куда помещать сгенерированные файлы, третий (опциональный) — префикс для директивы <text:span text:style-name="Teletype">#include</text:span> (по умолчанию <text:span text:style-name="Teletype">domain/</text:span>). </text:p>
      <text:p text:style-name="P1"> $(YBORM_ROOT)/bin/yborm_gen_domain tutorial/tut1.xml domain</text:p>
      <text:p text:style-name="Text_20_body">Если необходимо, сгенерировать SQL DDL скрипт для создания таблиц и сиквенсов. При генерации нужно указать диалект SQL. На данный момент поддерживаются MYSQL, POSTGRES, ORACLE, INTERBASE. </text:p>
      <text:p text:style-name="P1"> $(YBORM_ROOT)/bin/yborm_gen_sql MYSQL tutorial/tut1.xml</text:p>
      <text:p text:style-name="Text_20_body">В результате будет получен SQL наподобие такого: </text:p>
      <text:p text:style-name="Preformatted_20_Text">  CREATE TABLE client ( </text:p>
      <text:p text:style-name="Preformatted_20_Text">      id BIGINT NOT NULL AUTO_INCREMENT, </text:p>
      <text:p text:style-name="Preformatted_20_Text">      dt TIMESTAMP NOT NULL DEFAULT CURRENT_TIMESTAMP, </text:p>
      <text:p text:style-name="Preformatted_20_Text">      name VARCHAR(100) NOT NULL, </text:p>
      <text:p text:style-name="Preformatted_20_Text">      email VARCHAR(100) NOT NULL, </text:p>
      <text:p text:style-name="Preformatted_20_Text">      phone VARCHAR(50), </text:p>
      <text:p text:style-name="Preformatted_20_Text">      budget DECIMAL(16, 6), </text:p>
      <text:p text:style-name="Preformatted_20_Text">      PRIMARY KEY (id) </text:p>
      <text:p text:style-name="Preformatted_20_Text">  ) ENGINE=INNODB DEFAULT CHARSET=utf8; </text:p>
      <text:p text:style-name="P1"> </text:p>
      <text:p text:style-name="Text_20_body">Теперь можно использовать доменный класс <text:span text:style-name="Teletype">Client</text:span>. Рассмотрим на примерах. Для синхронизации объектов с БД используется экземпляр класса <text:span text:style-name="Teletype">Yb::Session</text:span>. В качестве уровня абстракции SQL базы используются классы <text:span text:style-name="Teletype">Yb::Engine</text:span> и <text:span text:style-name="Teletype">Yb::SqlConnection</text:span>. В приведённом ниже примере показано создание сессии, создание и заполнение нового экземпляра отображённого класса и сохранение его в сессии с последующим сохранением в БД. При сохранении объекту присваивается новый уникальный ID. </text:p>
      <text:p text:style-name="Preformatted_20_Text">#include &lt;memory&gt;</text:p>
      <text:p text:style-name="Preformatted_20_Text">#include &lt;iostream&gt;</text:p>
      <text:p text:style-name="Preformatted_20_Text">#include &lt;orm/MetaDataSingleton.h&gt;</text:p>
      <text:p text:style-name="Preformatted_20_Text">#include "domain/Client.h"</text:p>
      <text:p text:style-name="Preformatted_20_Text">using namespace std;</text:p>
      <text:p text:style-name="Preformatted_20_Text">int main()</text:p>
      <text:p text:style-name="Preformatted_20_Text">{</text:p>
      <text:p text:style-name="Preformatted_20_Text">    auto_ptr&lt;Yb::SqlConnection&gt; conn(</text:p>
      <text:p text:style-name="Preformatted_20_Text">        new Yb::SqlConnection("DEFAULT", "MYSQL", "test1_db", "test1", "test1_pwd"));</text:p>
      <text:p text:style-name="Preformatted_20_Text">    Yb::Engine engine(Yb::Engine::MANUAL, conn);</text:p>
      <text:p text:style-name="Preformatted_20_Text"><text:soft-page-break/>    Yb::Session session(Yb::init_default_meta(), &amp;engine);</text:p>
      <text:p text:style-name="Preformatted_20_Text">    Domain::Client client;</text:p>
      <text:p text:style-name="Preformatted_20_Text">    string name, email, budget;</text:p>
      <text:p text:style-name="Preformatted_20_Text">    cout &lt;&lt; "Enter name, email, budget:\n";</text:p>
      <text:p text:style-name="Preformatted_20_Text">    cin &gt;&gt; name &gt;&gt; email &gt;&gt; budget;</text:p>
      <text:p text:style-name="Preformatted_20_Text">    client.set_name(name);</text:p>
      <text:p text:style-name="Preformatted_20_Text">    client.set_email(email);</text:p>
      <text:p text:style-name="Preformatted_20_Text">    client.set_budget(Yb::Decimal(budget));</text:p>
      <text:p text:style-name="Preformatted_20_Text">    client.set_dt(Yb::now());</text:p>
      <text:p text:style-name="Preformatted_20_Text">    client.save(session);</text:p>
      <text:p text:style-name="Preformatted_20_Text">    session.flush();</text:p>
      <text:p text:style-name="Preformatted_20_Text">    cout &lt;&lt; "New client: " &lt;&lt; client.get_id() &lt;&lt; endl;</text:p>
      <text:p text:style-name="Preformatted_20_Text">    engine.commit();</text:p>
      <text:p text:style-name="Preformatted_20_Text">    return 0;</text:p>
      <text:p text:style-name="P1">}</text:p>
      <text:p text:style-name="Text_20_body">Для сборки данного примера необходимо подключить библиотеки <text:span text:style-name="Teletype">$(YBORM_ROOT)/lib/libyborm.so</text:span>, <text:span text:style-name="Teletype">$(YBORM_ROOT)/lib/libybutil.so</text:span>, а также зависимостями <text:span text:style-name="Teletype">-lodbc</text:span>, <text:span text:style-name="Teletype">-lxml2</text:span>, <text:span text:style-name="Teletype">-lboost_thread</text:span>, <text:span text:style-name="Teletype">-lboost_date_time</text:span>. Если вы собираете пример из папки <text:span text:style-name="Teletype">tutorial</text:span>, то можете заглянуть в файл <text:span text:style-name="Teletype">Makefile.am</text:span>. </text:p>
      <text:p text:style-name="Text_20_body">Для подключения к базе используется бакэнд ODBC. Поэтому чтобы пример заработал необходимо внести соответствующий DSN в локальный (<text:span text:style-name="Teletype">~/.odbc.ini</text:span>) или глобальный (<text:span text:style-name="Teletype">/etc/odbc.ini</text:span>) конфигурационный файл. </text:p>
      <text:p text:style-name="Preformatted_20_Text"> [test1_db]</text:p>
      <text:p text:style-name="Preformatted_20_Text"> Description     = Test database 1</text:p>
      <text:p text:style-name="Preformatted_20_Text"> Driver          = MyODBC</text:p>
      <text:p text:style-name="Preformatted_20_Text"> Server          = localhost</text:p>
      <text:p text:style-name="Preformatted_20_Text"> Database        = test1_db</text:p>
      <text:p text:style-name="Preformatted_20_Text"> Port            = </text:p>
      <text:p text:style-name="Preformatted_20_Text"> Socket          = </text:p>
      <text:p text:style-name="Preformatted_20_Text"> Option          = 3</text:p>
      <text:p text:style-name="Preformatted_20_Text"> Stmt            = </text:p>
      <text:p text:style-name="P1"> CharSet         = UTF8</text:p>
      <text:p text:style-name="Text_20_body">Если проследить сгенерированные SQL запросы, то (при использовании MYSQL) увидим следующее: </text:p>
      <text:p text:style-name="Preformatted_20_Text"> INSERT INTO client (dt, name, email, phone, budget) VALUES (?, ?, ?, ?, ?);</text:p>
      <text:p text:style-name="Preformatted_20_Text"> SELECT LAST_INSERT_ID() LID;</text:p>
      <text:p text:style-name="P1"> COMMIT;</text:p>
      <text:p text:style-name="Text_20_body">При использовании Oracle последовательность операторов будет иная: </text:p>
      <text:p text:style-name="Preformatted_20_Text"> SELECT seq_client.NEXTVAL FROM DUAL;</text:p>
      <text:p text:style-name="Preformatted_20_Text"> INSERT INTO client (id, dt, name, email, phone, budget) VALUES (?, ?, ?, ?, ?, ?);</text:p>
      <text:p text:style-name="P1"> COMMI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eletype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22:05:07</meta:creation-date>
    <meta:document-statistic meta:table-count="0" meta:image-count="0" meta:object-count="0" meta:page-count="2" meta:paragraph-count="75" meta:word-count="419" meta:character-count="3811" meta:non-whitespace-character-count="3155"/>
    <dc:date>2012-06-26T22:06:42</dc:date>
    <dc:creator>Vaclav Naydionov</dc:creator>
    <meta:editing-duration>PT1M35S</meta:editing-duration>
    <meta:editing-cycles>1</meta:editing-cycles>
    <meta:generator>LibreOffice/3.4$Unix LibreOffice_project/340m1$Build-402</meta:generator>
  </office:meta>
</office:document-meta>
</file>